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Tahoma" svg:font-family="Tahoma"/>
    <style:font-face style:name="DejaVu Sans" style:font-pitch="variable" svg:font-family="'DejaVu Sans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●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○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■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●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○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■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●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○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■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●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><draw:frame draw:name="Image1232467754.678334" draw:z-index="0" text:anchor-type="as-char" svg:width="1.131900cm" svg:height="1.131900cm"><draw:image xlink:type="simple" xlink:show="embed" xlink:href="Pictures/python.gif" xlink:actuate="onLoad"/></draw:frame></text:p>
      <text:p><draw:frame draw:name="Image1232467754.679144" draw:z-index="0" text:anchor-type="as-char" svg:width="1.131900cm" svg:height="1.131900cm"><draw:image xlink:type="simple" xlink:show="embed" xlink:href="Pictures/linux.jpg" xlink:actuate="onLoad"/></draw:frame></text:p>
      <text:p><draw:frame draw:name="Image1232467754.679945" draw:z-index="0" text:anchor-type="as-char" svg:width="0.792330cm" svg:height="0.996072cm"><draw:image xlink:type="simple" xlink:show="embed" xlink:href="Pictures/plone.png" xlink:actuate="onLoad"/></draw:frame></text:p>
      <text:p><draw:frame draw:name="Image1232467754.680856" draw:z-index="0" text:anchor-type="paragraph" svg:width="1.131900cm" svg:height="1.131900cm"><draw:image xlink:type="simple" xlink:show="embed" xlink:href="Pictures/pythong.gif" xlink:actuate="onLoad"/></draw:frame></text:p>
      <text:p text:style-name="Standard"/>
      <text:p text:style-name="Standard">Error cases</text:p>
      <text:p text:style-name="Standard"/>
      <text:p><office:annotation><dc:creator>POD</dc:creator><dc:date>2009-01-20T17:09:14</dc:date><text:p>Error while evaluating the expression "document()" defined in the "from" part of a statement. Please specify a document to import, either with a stream (parameter "content") or with a path (parameter "at")</text:p></office:annotation></text:p>
      <text:p><office:annotation><dc:creator>POD</dc:creator><dc:date>2009-01-20T17:09:14</dc:date><text:p>Error while evaluating the expression "document(content="blabla")" defined in the "from" part of a statement. POD was unable to deduce the document format. Please specify it through parameter named "format" (=odt, gif, png, ...).</text:p></office:annotation></text:p>
      <text:p><office:annotation><dc:creator>POD</dc:creator><dc:date>2009-01-20T17:09:14</dc:date><text:p>Error while evaluating the expression "document(content="blabla", format='bzz')" defined in the "from" part of a statement. Format "bzz" is not supported.</text:p></office:annotation></text:p>
      <text:p><office:annotation><dc:creator>POD</dc:creator><dc:date>2009-01-20T17:09:14</dc:date><text:p>Error while evaluating the expression "document(at='%s/pod/test/images/python.gif' % getAppyPath(), anchor='odt')" defined in the "from" part of a statement. Wrong anchor. Valid values for anchors are: ('page', 'paragraph', 'char', 'as-char').</text:p></office:annotation></text:p>
      <text:p><office:annotation><dc:creator>POD</dc:creator><dc:date>2009-01-20T17:09:14</dc:date><text:p>Error while evaluating the expression "document(at='%s/pod/test/images/pity.gif' % getAppyPath())" defined in the "from" part of a statement. '/opt/Plone-2.5.3/Python-2.4.4/lib/python2.4/site-packages/appy/pod/test/images/pity.gif' does not exist or is not a file.</text:p></office:annotation></text:p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Tahoma" svg:font-family="Tahoma"/>
    <style:font-face style:name="DejaVu Sans" style:font-pitch="variable" svg:font-family="'DejaVu Sans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BE" fo:language="fr" style:language-asian="zxx" style:language-complex="zxx" style:font-size-asian="10.5pt" fo:font-size="12pt" style:font-size-complex="12pt" style:country-asian="none" style:letter-kerning="tru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fo:hyphenation-remain-char-count="2" style:use-window-font-color="true" fo:country="BE" fo:language="fr" fo:hyphenation-push-char-count="2" style:font-name="Tahoma" style:language-asian="zxx" style:language-complex="zxx" style:font-size-asian="10.5pt" style:font-name-asian="DejaVu Sans" fo:font-size="12pt" style:font-size-complex="12pt" style:country-asian="none" style:letter-kerning="true" fo:hyphenate="false" style:font-name-complex="DejaVu Sans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Tahoma" style:font-size-complex="14pt" style:font-name-asian="DejaVu Sans" fo:font-size="14pt" style:font-name-complex="DejaVu Sans"/>
    </style:style>
    <style:style style:name="List" style:class="list" style:parent-style-name="Text_20_body" style:family="paragraph">
      <style:text-properties style:font-size-asian="12pt" style:font-name="Tahoma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name="Tahoma" style:font-size-complex="12pt" fo:font-size="12pt" style:font-style-asian="italic" style:font-style-complex="italic"/>
    </style:style>
    <style:style style:name="Index" style:class="index" style:parent-style-name="Standard" style:family="paragraph">
      <style:paragraph-properties text:number-lines="false" text:line-number="0"/>
      <style:text-properties style:font-size-asian="12pt" style:font-name="Tahoma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pm1">
      <style:page-layout-properties fo:margin-top="2cm" style:writing-mode="lr-tb" fo:margin-left="2cm" fo:page-width="20.999cm" style:num-format="1" style:print-orientation="portrait" style:footnote-max-height="0cm" fo:margin-bottom="2cm" fo:page-height="29.699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Gaetan Delannay</meta:initial-creator>
    <meta:creation-date>2008-04-08T16:25:25</meta:creation-date>
    <dc:date>2009-01-20T17:08:48</dc:date>
    <dc:language>fr-BE</dc:language>
    <meta:editing-cycles>15</meta:editing-cycles>
    <meta:editing-duration>PT1H33M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0" meta:word-count="53" meta:character-count="245"/>
  </office:meta>
</office:document-meta>
</file>